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7e5e79" officeooo:paragraph-rsid="007e5e79"/>
    </style:style>
    <style:style style:name="P2" style:family="paragraph" style:parent-style-name="Code">
      <style:text-properties officeooo:rsid="007cd57a" officeooo:paragraph-rsid="007cd57a"/>
    </style:style>
    <style:style style:name="P3" style:family="paragraph" style:parent-style-name="Code">
      <style:text-properties officeooo:rsid="007e5e79" officeooo:paragraph-rsid="007e5e79"/>
    </style:style>
    <style:style style:name="P4" style:family="paragraph" style:parent-style-name="Code">
      <style:text-properties officeooo:rsid="007f595c" officeooo:paragraph-rsid="007f595c"/>
    </style:style>
    <style:style style:name="P5" style:family="paragraph" style:parent-style-name="Code">
      <style:text-properties officeooo:rsid="008e6257" officeooo:paragraph-rsid="008e6257"/>
    </style:style>
    <style:style style:name="P6" style:family="paragraph" style:parent-style-name="Code">
      <style:text-properties officeooo:rsid="008f8ce3" officeooo:paragraph-rsid="008f8ce3"/>
    </style:style>
    <style:style style:name="P7" style:family="paragraph" style:parent-style-name="Standard" style:list-style-name="L1">
      <style:text-properties fo:language="uk" fo:country="UA" officeooo:rsid="008d7034" officeooo:paragraph-rsid="008d7034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90d589"/>
    </style:style>
    <style:style style:name="P10" style:family="paragraph" style:parent-style-name="Text_20_body" style:list-style-name="L1">
      <style:text-properties officeooo:paragraph-rsid="0083e667"/>
    </style:style>
    <style:style style:name="P11" style:family="paragraph" style:parent-style-name="Text_20_body" style:list-style-name="L1">
      <style:text-properties officeooo:rsid="007f595c" officeooo:paragraph-rsid="007f595c"/>
    </style:style>
    <style:style style:name="P12" style:family="paragraph" style:parent-style-name="Text_20_body" style:list-style-name="L1">
      <style:text-properties officeooo:rsid="007f595c" officeooo:paragraph-rsid="0082070f"/>
    </style:style>
    <style:style style:name="P13" style:family="paragraph" style:parent-style-name="Text_20_body" style:list-style-name="L1">
      <style:text-properties officeooo:rsid="007f595c" officeooo:paragraph-rsid="0083e667"/>
    </style:style>
    <style:style style:name="P14" style:family="paragraph" style:parent-style-name="Text_20_body" style:list-style-name="L1">
      <style:text-properties officeooo:rsid="007f595c" officeooo:paragraph-rsid="0086a106"/>
    </style:style>
    <style:style style:name="P15" style:family="paragraph" style:parent-style-name="Text_20_body" style:list-style-name="L1">
      <style:text-properties officeooo:rsid="00804ae1" officeooo:paragraph-rsid="00804ae1"/>
    </style:style>
    <style:style style:name="P16" style:family="paragraph" style:parent-style-name="Text_20_body" style:list-style-name="L1">
      <style:text-properties officeooo:rsid="00804ae1" officeooo:paragraph-rsid="0083e667"/>
    </style:style>
    <style:style style:name="P17" style:family="paragraph" style:parent-style-name="Text_20_body" style:list-style-name="L1">
      <style:text-properties officeooo:rsid="0082070f" officeooo:paragraph-rsid="0082070f"/>
    </style:style>
    <style:style style:name="P18" style:family="paragraph" style:parent-style-name="Text_20_body" style:list-style-name="L1">
      <style:text-properties officeooo:rsid="0082070f" officeooo:paragraph-rsid="0083e667"/>
    </style:style>
    <style:style style:name="P19" style:family="paragraph" style:parent-style-name="Text_20_body" style:list-style-name="L1">
      <style:text-properties officeooo:rsid="0082070f" officeooo:paragraph-rsid="0086a106"/>
    </style:style>
    <style:style style:name="P20" style:family="paragraph" style:parent-style-name="Text_20_body" style:list-style-name="L1">
      <style:text-properties officeooo:rsid="0083e667" officeooo:paragraph-rsid="0083e667"/>
    </style:style>
    <style:style style:name="P21" style:family="paragraph" style:parent-style-name="Text_20_body" style:list-style-name="L1">
      <style:text-properties officeooo:rsid="0086a106" officeooo:paragraph-rsid="0088b078"/>
    </style:style>
    <style:style style:name="P22" style:family="paragraph" style:parent-style-name="Text_20_body" style:list-style-name="L1">
      <style:text-properties officeooo:rsid="0086a106" officeooo:paragraph-rsid="0086a106"/>
    </style:style>
    <style:style style:name="P23" style:family="paragraph" style:parent-style-name="Text_20_body" style:list-style-name="L1">
      <style:text-properties officeooo:rsid="008d7034" officeooo:paragraph-rsid="008d7034"/>
    </style:style>
    <style:style style:name="P24" style:family="paragraph" style:parent-style-name="Text_20_body" style:list-style-name="L1">
      <style:text-properties officeooo:rsid="008d7034" officeooo:paragraph-rsid="00948a11"/>
    </style:style>
    <style:style style:name="P25" style:family="paragraph" style:parent-style-name="Text_20_body" style:list-style-name="L1">
      <style:text-properties officeooo:rsid="008d7034" officeooo:paragraph-rsid="00964fbf"/>
    </style:style>
    <style:style style:name="P26" style:family="paragraph" style:parent-style-name="Text_20_body" style:list-style-name="L1">
      <style:text-properties style:font-name="Monospace" fo:language="uk" fo:country="UA" officeooo:rsid="001ed1ca" officeooo:paragraph-rsid="007ea8da" style:font-size-asian="10.5pt"/>
    </style:style>
    <style:style style:name="P27" style:family="paragraph" style:parent-style-name="Text_20_body" style:list-style-name="L1">
      <style:text-properties officeooo:rsid="007e5e79" officeooo:paragraph-rsid="007e5e79"/>
    </style:style>
    <style:style style:name="P28" style:family="paragraph" style:parent-style-name="Text_20_body" style:list-style-name="L1">
      <style:text-properties officeooo:rsid="00948a11" officeooo:paragraph-rsid="00948a11"/>
    </style:style>
    <style:style style:name="P29" style:family="paragraph" style:parent-style-name="Text_20_body" style:list-style-name="L1">
      <style:text-properties officeooo:rsid="00964fbf" officeooo:paragraph-rsid="00964fbf"/>
    </style:style>
    <style:style style:name="P30" style:family="paragraph" style:parent-style-name="Text_20_body" style:list-style-name="L1">
      <style:text-properties officeooo:rsid="00969442" officeooo:paragraph-rsid="00969442"/>
    </style:style>
    <style:style style:name="P31" style:family="paragraph" style:parent-style-name="Code">
      <style:text-properties officeooo:rsid="00917f7f" officeooo:paragraph-rsid="00917f7f"/>
    </style:style>
    <style:style style:name="P32" style:family="paragraph" style:parent-style-name="Code">
      <style:text-properties officeooo:rsid="0092a2e8" officeooo:paragraph-rsid="0092a2e8"/>
    </style:style>
    <style:style style:name="T1" style:family="text">
      <style:text-properties officeooo:rsid="001ed1ca"/>
    </style:style>
    <style:style style:name="T2" style:family="text">
      <style:text-properties officeooo:rsid="007c600f"/>
    </style:style>
    <style:style style:name="T3" style:family="text">
      <style:text-properties officeooo:rsid="007cd57a"/>
    </style:style>
    <style:style style:name="T4" style:family="text">
      <style:text-properties style:font-name="Monospace" fo:language="uk" fo:country="UA" officeooo:rsid="001ed1ca" style:font-size-asian="10.5pt"/>
    </style:style>
    <style:style style:name="T5" style:family="text">
      <style:text-properties officeooo:rsid="0082070f"/>
    </style:style>
    <style:style style:name="T6" style:family="text">
      <style:text-properties officeooo:rsid="0083e667"/>
    </style:style>
    <style:style style:name="T7" style:family="text">
      <style:text-properties officeooo:rsid="0088b078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officeooo:rsid="0090d589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8d70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<text:span text:style-name="T2">алгоритми і структури данних</text:span>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p text:style-name="Text_20_body"/>
      <text:list xml:id="list728105153757249068" text:style-name="L1">
        <text:list-item>
          <text:p text:style-name="P8">Постановка задачі: </text:p>
          <text:list>
            <text:list-item>
              <text:p text:style-name="P8">Розробити програму, в якій створюються динамічні масиви, та виконати їх обробку у відповідності до свого варіанту. </text:p>
            </text:list-item>
            <text:list-item>
              <text:p text:style-name="P8">Програма повинна містити такі функції.</text:p>
              <text:list>
                <text:list-item>
                  <text:p text:style-name="P8">Введення розміру масиву та формування одновимірного масиву за допомогою команди <text:span text:style-name="T8">new</text:span><text:span text:style-name="T9">.</text:span></text:p>
                </text:list-item>
                <text:list-item>
                  <text:p text:style-name="P8">Заповнення масиву за допомогою датчика випадкових чисел. Елементами масиву мають бути цілі числа у діапазоні, границі якого ввести заздалегідь.</text:p>
                </text:list-item>
                <text:list-item>
                  <text:p text:style-name="P8">Виведення масиву на екран. </text:p>
                </text:list-item>
                <text:list-item>
                  <text:p text:style-name="P8">Дії згідно з завданням варіанту. Виведення результатів <text:s/>на екран.</text:p>
                </text:list-item>
                <text:list-item>
                  <text:p text:style-name="P8">Видалення динамічних масивів за допомогою операції <text:span text:style-name="T8">delete</text:span><text:span text:style-name="T9">.</text:span></text:p>
                </text:list-item>
              </text:list>
            </text:list-item>
            <text:list-item>
              <text:p text:style-name="P8">Організувати роботу програми таким чином, щоб перелічені вище дії можна було б виконувати неодноразово за один сеанс роботи програми.</text:p>
            </text:list-item>
            <text:list-item>
              <text:p text:style-name="P8">Варіант 17</text:p>
              <text:list>
                <text:list-item>
                  <text:p text:style-name="P9">Завдання 1. <text:span text:style-name="T10">Сформувати новий масив з додатних парних елементів даного масиву, що розташовані після максимального елемента масиву.</text:span></text:p>
                </text:list-item>
                <text:list-item>
                  <text:p text:style-name="P9">Завдання 2. <text:span text:style-name="T11">Видалити всі елементи з непарними індексами.</text:span></text:p>
                </text:list-item>
              </text:list>
            </text:list-item>
          </text:list>
        </text:list-item>
        <text:list-item>
          <text:p text:style-name="P8">Опис <text:span text:style-name="T3">структури программи та реалізованих функцій:</text:span></text:p>
          <text:list>
            <text:list-item>
              <text:p text:style-name="P8">Про<text:span text:style-name="T4">грамма має такі функції:</text:span></text:p>
              <text:list>
                <text:list-item>
                  <text:p text:style-name="P8">void ign_other(FILE * input)</text:p>
                  <text:list>
                    <text:list-item>
                      <text:p text:style-name="P8"><text:s/>Ігнорує непотрібні данні до кінця рядка. Наприклад якщо ми запросили одне число, а ввели число і якийсь текст то программа забере тільки число.</text:p>
                    </text:list-item>
                    <text:list-item>
                      <text:p text:style-name="P8">Аргументи:</text:p>
                      <text:list>
                        <text:list-item>
                          <text:p text:style-name="P8"><text:soft-page-break/>input - вхідний поток.</text:p>
                        </text:list-item>
                      </text:list>
                    </text:list-item>
                    <text:list-item>
                      <text:p text:style-name="P8">Функція нічого не виводить.</text:p>
                    </text:list-item>
                  </text:list>
                </text:list-item>
                <text:list-item>
                  <text:p text:style-name="P8">char menu (FILE * input, FILE * output, char * message, char count)</text:p>
                  <text:list>
                    <text:list-item>
                      <text:p text:style-name="P11">Циклічно запитує меню доки не отримає правильну відповідь.</text:p>
                    </text:list-item>
                    <text:list-item>
                      <text:p text:style-name="P11">Аргументи</text:p>
                      <text:list>
                        <text:list-item>
                          <text:p text:style-name="P11">input — вхідний поток</text:p>
                        </text:list-item>
                        <text:list-item>
                          <text:p text:style-name="P11">output — вихідний поток</text:p>
                        </text:list-item>
                        <text:list-item>
                          <text:p text:style-name="P11">message — повідомлення яке показується перед вибором, у якому перелічені пункти</text:p>
                        </text:list-item>
                        <text:list-item>
                          <text:p text:style-name="P11">count — максимальне число яке можна ввеси.</text:p>
                        </text:list-item>
                      </text:list>
                    </text:list-item>
                    <text:list-item>
                      <text:p text:style-name="P11">Функція виводить відповідь у вигляді числа від -127 до 128.</text:p>
                    </text:list-item>
                  </text:list>
                </text:list-item>
                <text:list-item>
                  <text:p text:style-name="P8">int * create_array(int length)</text:p>
                  <text:list>
                    <text:list-item>
                      <text:p text:style-name="P11">Створює динамічний масив розміру length та виводить його адрессу.</text:p>
                    </text:list-item>
                    <text:list-item>
                      <text:p text:style-name="P11">Аргументи</text:p>
                      <text:list>
                        <text:list-item>
                          <text:p text:style-name="P11">length — розмір масиву.</text:p>
                        </text:list-item>
                      </text:list>
                    </text:list-item>
                    <text:list-item>
                      <text:p text:style-name="P11">Функція виводить адресу</text:p>
                    </text:list-item>
                  </text:list>
                </text:list-item>
                <text:list-item>
                  <text:p text:style-name="P8">void fill_array(int * array,int length,int min,int max)</text:p>
                  <text:list>
                    <text:list-item>
                      <text:p text:style-name="P11">Заповнює массив array розміру length рандомними числами від min до max.</text:p>
                    </text:list-item>
                    <text:list-item>
                      <text:p text:style-name="P11">Аргументи:</text:p>
                      <text:list>
                        <text:list-item>
                          <text:p text:style-name="P11">array — адреса масиву.</text:p>
                        </text:list-item>
                        <text:list-item>
                          <text:p text:style-name="P11">length — розмір масиву.</text:p>
                        </text:list-item>
                        <text:list-item>
                          <text:p text:style-name="P11">min — мінімально можливе число.</text:p>
                        </text:list-item>
                        <text:list-item>
                          <text:p text:style-name="P11">max — максимально можливе число.</text:p>
                        </text:list-item>
                      </text:list>
                    </text:list-item>
                    <text:list-item>
                      <text:p text:style-name="P15">Функція нічого не виводить.</text:p>
                    </text:list-item>
                  </text:list>
                </text:list-item>
                <text:list-item>
                  <text:p text:style-name="P8">void show_array(FILE * output,int * array,int length)</text:p>
                  <text:list>
                    <text:list-item>
                      <text:p text:style-name="P17">Виводить масив array розміру length у поток output</text:p>
                    </text:list-item>
                    <text:list-item>
                      <text:p text:style-name="P17">Аргументи:</text:p>
                      <text:list>
                        <text:list-item>
                          <text:p text:style-name="P17">output — вихідний поток.</text:p>
                        </text:list-item>
                        <text:list-item>
                          <text:p text:style-name="P12">array — адреса масиву.</text:p>
                        </text:list-item>
                        <text:list-item>
                          <text:p text:style-name="P13"><text:soft-page-break/>length — розмір масиву.</text:p>
                        </text:list-item>
                      </text:list>
                    </text:list-item>
                    <text:list-item>
                      <text:p text:style-name="P16">Функція нічого не виводить.</text:p>
                    </text:list-item>
                  </text:list>
                </text:list-item>
                <text:list-item>
                  <text:p text:style-name="P8">int find_max(int * array, int length) </text:p>
                  <text:list>
                    <text:list-item>
                      <text:p text:style-name="P20">Знаходить максимальний елемент у массиві <text:span text:style-name="T5">array розміру length</text:span></text:p>
                    </text:list-item>
                    <text:list-item>
                      <text:p text:style-name="P18">Аргументи:</text:p>
                      <text:list>
                        <text:list-item>
                          <text:p text:style-name="P13">array — адреса масиву.</text:p>
                        </text:list-item>
                        <text:list-item>
                          <text:p text:style-name="P13">length — розмір масиву.</text:p>
                        </text:list-item>
                      </text:list>
                    </text:list-item>
                    <text:list-item>
                      <text:p text:style-name="P16">Функція виводить <text:span text:style-name="T6">позицію максимального елемента</text:span>.</text:p>
                    </text:list-item>
                  </text:list>
                </text:list-item>
                <text:list-item>
                  <text:p text:style-name="P8">int * task1(int * array, int * length, int max_pos)</text:p>
                  <text:list>
                    <text:list-item>
                      <text:p text:style-name="P10">Сформ<text:span text:style-name="T6">овує</text:span> новий масив з додатних парних елементів масиву <text:span text:style-name="T5">array розміру length</text:span>, що розташовані після <text:span text:style-name="T6">якогось</text:span> елемента масиву <text:span text:style-name="T6">та виводить його адресу</text:span></text:p>
                    </text:list-item>
                    <text:list-item>
                      <text:p text:style-name="P18">Аргументи:</text:p>
                      <text:list>
                        <text:list-item>
                          <text:p text:style-name="P13">array — адреса масиву.</text:p>
                        </text:list-item>
                        <text:list-item>
                          <text:p text:style-name="P13">length — розмір масиву.</text:p>
                        </text:list-item>
                        <text:list-item>
                          <text:p text:style-name="P13">max_pos — <text:span text:style-name="T6">позиція елемента масива.</text:span></text:p>
                        </text:list-item>
                      </text:list>
                    </text:list-item>
                    <text:list-item>
                      <text:p text:style-name="P16">Функція виводить <text:span text:style-name="T6">позицію максимального елемента</text:span>.</text:p>
                    </text:list-item>
                  </text:list>
                </text:list-item>
                <text:list-item>
                  <text:p text:style-name="P8">int * task2(int * array, int * length)</text:p>
                  <text:list>
                    <text:list-item>
                      <text:p text:style-name="P21">Створює новий масив у два рази менший ніж масив array і забирає з масиву елементи з парними індексами у відліку від одного, видаляє array, замінює довжину length та виводить адресу нового масиву.</text:p>
                    </text:list-item>
                    <text:list-item>
                      <text:p text:style-name="P19">Аргументи:</text:p>
                      <text:list>
                        <text:list-item>
                          <text:p text:style-name="P14">array — адреса масиву.</text:p>
                        </text:list-item>
                        <text:list-item>
                          <text:p text:style-name="P14">length — <text:span text:style-name="T7">адреса звінної, де зберігає </text:span>розмір масиву.</text:p>
                        </text:list-item>
                      </text:list>
                    </text:list-item>
                    <text:list-item>
                      <text:p text:style-name="P22">Функція виводить адресу нового масиву</text:p>
                    </text:list-item>
                  </text:list>
                </text:list-item>
              </text:list>
            </text:list-item>
            <text:list-item>
              <text:p text:style-name="P23">У головній функції виконуються такі дії:</text:p>
              <text:list>
                <text:list-item>
                  <text:p text:style-name="P7">Налаштовуємо насіння (seed) для генератора випадкових чисел на час виконання програми.</text:p>
                </text:list-item>
                <text:list-item>
                  <text:p text:style-name="P23">Ініціюємо потрібні.</text:p>
                </text:list-item>
                <text:list-item>
                  <text:p text:style-name="P23">Циклічно запитуємо довжину масиву доки не отримаємо чсло від 1 до 1000</text:p>
                </text:list-item>
                <text:list-item>
                  <text:p text:style-name="P23">Циклічно запитуємо інтервал можливих чисел при генерації доки не отримаємо коректну відповідь.</text:p>
                </text:list-item>
                <text:list-item>
                  <text:p text:style-name="P23"><text:soft-page-break/>Створюємо масив</text:p>
                </text:list-item>
                <text:list-item>
                  <text:p text:style-name="P23">Заповнюємо масив</text:p>
                </text:list-item>
                <text:list-item>
                  <text:p text:style-name="P23">Показуємо оригінальний масив</text:p>
                </text:list-item>
                <text:list-item>
                  <text:p text:style-name="P28">Циклічно виконуємо:</text:p>
                  <text:list>
                    <text:list-item>
                      <text:p text:style-name="P24">Запитуємо меню, де вибираємо підзадачу</text:p>
                    </text:list-item>
                    <text:list-item>
                      <text:p text:style-name="P23">Залежно від підзадачі можливі такі дії</text:p>
                      <text:list>
                        <text:list-item>
                          <text:p text:style-name="P23">Перша підзадача</text:p>
                          <text:list>
                            <text:list-item>
                              <text:p text:style-name="P23">Знаходження максимального числа</text:p>
                            </text:list-item>
                            <text:list-item>
                              <text:p text:style-name="P23">Обробити масив за допомогою функції task2</text:p>
                            </text:list-item>
                            <text:list-item>
                              <text:p text:style-name="P25">Показуємо отриманий масив</text:p>
                            </text:list-item>
                            <text:list-item>
                              <text:p text:style-name="P30">Видаляємо <text:span text:style-name="T12">отриманий</text:span> масив</text:p>
                            </text:list-item>
                          </text:list>
                        </text:list-item>
                        <text:list-item>
                          <text:p text:style-name="P23">Друга підзадача</text:p>
                          <text:list>
                            <text:list-item>
                              <text:p text:style-name="P23">Видалити елементи з непарними елементами</text:p>
                            </text:list-item>
                            <text:list-item>
                              <text:p text:style-name="P29">Показуємо отриманий масив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">Видаляємо масив</text:p>
                </text:list-item>
                <text:list-item>
                  <text:p text:style-name="P23">Виводимо успішне закінчення та виходимо з програми</text:p>
                </text:list-item>
              </text:list>
            </text:list-item>
          </text:list>
        </text:list-item>
        <text:list-item>
          <text:p text:style-name="P26">Код:</text:p>
        </text:list-item>
      </text:list>
      <text:p text:style-name="P31">#include &lt;stdio.h&gt;</text:p>
      <text:p text:style-name="P31">#include &lt;stdlib.h&gt;</text:p>
      <text:p text:style-name="P31">#include &lt;time.h&gt;</text:p>
      <text:p text:style-name="P31"/>
      <text:p text:style-name="P31">void ign_other(FILE * input) {</text:p>
      <text:p text:style-name="P31"><text:tab/>char c = 0;</text:p>
      <text:p text:style-name="P31"><text:tab/>while (c!='\n')</text:p>
      <text:p text:style-name="P31"><text:tab/><text:tab/>c=fgetc(input);</text:p>
      <text:p text:style-name="P31">}</text:p>
      <text:p text:style-name="P31"/>
      <text:p text:style-name="P31">char menu (FILE * input, FILE * output, const char * message, char count) {</text:p>
      <text:p text:style-name="P31"><text:tab/>char answer = 0;</text:p>
      <text:p text:style-name="P31"><text:tab/>while (answer &lt; 1 || answer &gt; count) {</text:p>
      <text:p text:style-name="P31"><text:tab/><text:tab/>printf("%s\n",message);</text:p>
      <text:p text:style-name="P31"><text:tab/><text:tab/>answer = getchar()-'0';</text:p>
      <text:p text:style-name="P31"><text:tab/><text:tab/>ign_other(input);</text:p>
      <text:p text:style-name="P31"><text:tab/><text:tab/>if (answer &lt; 1 || answer &gt; count) {</text:p>
      <text:p text:style-name="P31"><text:tab/><text:tab/><text:tab/>system("clear");</text:p>
      <text:p text:style-name="P31"><text:tab/><text:tab/><text:tab/>printf("Вводить нужно только цифры от 1 до %hhi. Попробуйте ещё\n",count);</text:p>
      <text:p text:style-name="P31"><text:tab/><text:tab/>}</text:p>
      <text:p text:style-name="P31"><text:tab/>}</text:p>
      <text:p text:style-name="P31"><text:tab/>return answer;</text:p>
      <text:p text:style-name="P31">}</text:p>
      <text:p text:style-name="P31"/>
      <text:p text:style-name="P31">int * create_array(int length) {</text:p>
      <text:p text:style-name="P31"><text:tab/>int * a = new int[length];</text:p>
      <text:p text:style-name="P31"><text:soft-page-break/><text:tab/>return a;</text:p>
      <text:p text:style-name="P31">}</text:p>
      <text:p text:style-name="P31"/>
      <text:p text:style-name="P31">void fill_array(int * array,int length,int min,int max) {</text:p>
      <text:p text:style-name="P31"><text:tab/>for (int i=0;i &lt; length;i++) {</text:p>
      <text:p text:style-name="P31"><text:tab/><text:tab/>array[i]=rand()%(max-min+1)+min;</text:p>
      <text:p text:style-name="P31"><text:tab/>}</text:p>
      <text:p text:style-name="P31">}</text:p>
      <text:p text:style-name="P31"/>
      <text:p text:style-name="P31">void show_array(FILE * output,int * array,int length) {</text:p>
      <text:p text:style-name="P31"><text:tab/>if (length == 0) {</text:p>
      <text:p text:style-name="P31"><text:tab/><text:tab/>fprintf(output,"Массив порожній\n");</text:p>
      <text:p text:style-name="P31"><text:tab/><text:tab/>return;</text:p>
      <text:p text:style-name="P31"><text:tab/>}</text:p>
      <text:p text:style-name="P31"><text:tab/>fprintf(output,"Массив має такі значення:\n");</text:p>
      <text:p text:style-name="P31"><text:tab/>for (int i=0;i &lt; length;i++) {</text:p>
      <text:p text:style-name="P31"><text:tab/><text:tab/>fprintf(output,"%i ",array[i]);</text:p>
      <text:p text:style-name="P31"><text:tab/>}</text:p>
      <text:p text:style-name="P31"><text:tab/>fprintf(output,"\n\n");</text:p>
      <text:p text:style-name="P31">}</text:p>
      <text:p text:style-name="P31"/>
      <text:p text:style-name="P31">int find_max(int * array, int length) {</text:p>
      <text:p text:style-name="P31"><text:tab/>int max=0,i;</text:p>
      <text:p text:style-name="P31"><text:tab/>for(i=1;i&lt;length;i++) {</text:p>
      <text:p text:style-name="P31"><text:tab/><text:tab/>if(array[max]&lt;array[i])</text:p>
      <text:p text:style-name="P31"><text:tab/><text:tab/>max=i;</text:p>
      <text:p text:style-name="P31"><text:tab/>}</text:p>
      <text:p text:style-name="P31"><text:tab/>return max;</text:p>
      <text:p text:style-name="P31">}</text:p>
      <text:p text:style-name="P31"/>
      <text:p text:style-name="P31">int * task1(int * array, int length,int * length_out, int max_pos) {</text:p>
      <text:p text:style-name="P31"><text:tab/>if (max_pos&gt;=length) {</text:p>
      <text:p text:style-name="P31"><text:tab/><text:tab/>*length_out = 0;</text:p>
      <text:p text:style-name="P31"><text:tab/><text:tab/>return new int [0];</text:p>
      <text:p text:style-name="P31"><text:tab/>}</text:p>
      <text:p text:style-name="P31"><text:tab/>int lengthb=0, *b = new int[length-max_pos],i;</text:p>
      <text:p text:style-name="P31"><text:tab/>for (i=max_pos+1;i&lt;length;i++) {</text:p>
      <text:p text:style-name="P31"><text:tab/><text:tab/>if (array[i]%2==0 &amp;&amp; array[i]&gt;=0) {</text:p>
      <text:p text:style-name="P31"><text:tab/><text:tab/><text:tab/>b[lengthb++] = array[i];</text:p>
      <text:p text:style-name="P31"><text:tab/><text:tab/>}</text:p>
      <text:p text:style-name="P31"><text:tab/>}</text:p>
      <text:p text:style-name="P31"><text:tab/>*length_out = lengthb;</text:p>
      <text:p text:style-name="P31"><text:tab/>return b;</text:p>
      <text:p text:style-name="P31">}</text:p>
      <text:p text:style-name="P31"/>
      <text:p text:style-name="P31">int * task2(int * array, int * length) {</text:p>
      <text:p text:style-name="P31"><text:tab/>int *b,l = *length/2,i;</text:p>
      <text:p text:style-name="P31"><text:tab/>b = new int[l];</text:p>
      <text:p text:style-name="P31"><text:tab/>for (i=0;i&lt;l;i++)</text:p>
      <text:p text:style-name="P31"><text:tab/><text:tab/>b[i]=array[i*2+1];</text:p>
      <text:p text:style-name="P31"><text:tab/>delete array;</text:p>
      <text:p text:style-name="P31"><text:tab/>*length = l;</text:p>
      <text:p text:style-name="P31"><text:tab/>return b;</text:p>
      <text:p text:style-name="P31">}</text:p>
      <text:p text:style-name="P31"/>
      <text:p text:style-name="P31">int main() {</text:p>
      <text:p text:style-name="P31"><text:tab/>srand(time(0));</text:p>
      <text:p text:style-name="P31"><text:tab/>int * a,length=0,max=0,intermin=0,intermax=0,answer=0;</text:p>
      <text:p text:style-name="P31"><text:soft-page-break/><text:tab/>while (length &lt; 1 || length &gt; 1000) {</text:p>
      <text:p text:style-name="P31"><text:tab/><text:tab/>printf("Введіть довжину масиву:\n");</text:p>
      <text:p text:style-name="P31"><text:tab/><text:tab/>scanf("%i",&amp;length);</text:p>
      <text:p text:style-name="P31"><text:tab/><text:tab/>ign_other(stdin);</text:p>
      <text:p text:style-name="P31"><text:tab/><text:tab/>if (length &lt; 1 || length &gt; 1000) {</text:p>
      <text:p text:style-name="P31"><text:tab/><text:tab/><text:tab/>system("clear");</text:p>
      <text:p text:style-name="P31"><text:tab/><text:tab/><text:tab/>printf("Вы ввели неправильну довжину, дозволено тільки ціле число від 1 до 1000\n");</text:p>
      <text:p text:style-name="P31"><text:tab/><text:tab/>}</text:p>
      <text:p text:style-name="P31"><text:tab/>}</text:p>
      <text:p text:style-name="P31"><text:tab/>while (intermin &gt;= intermax) {</text:p>
      <text:p text:style-name="P31"><text:tab/><text:tab/>printf("Введіть інтервал дозволених значень в масиві:\n");</text:p>
      <text:p text:style-name="P31"><text:tab/><text:tab/>scanf("%i%i",&amp;intermin,&amp;intermax);</text:p>
      <text:p text:style-name="P31"><text:tab/><text:tab/>ign_other(stdin);</text:p>
      <text:p text:style-name="P31"><text:tab/><text:tab/>if (intermin &gt;= intermax) {</text:p>
      <text:p text:style-name="P31"><text:tab/><text:tab/><text:tab/>system("clear");</text:p>
      <text:p text:style-name="P31"><text:tab/><text:tab/><text:tab/>printf("Вы ввели неправильний інтервал, дозволено тільки цілі числа, при чому перше число повинно бути менше ніж друге\n");</text:p>
      <text:p text:style-name="P31"><text:tab/><text:tab/>}</text:p>
      <text:p text:style-name="P31"><text:tab/>}</text:p>
      <text:p text:style-name="P31"><text:tab/>a=create_array(length);</text:p>
      <text:p text:style-name="P31"><text:tab/>fill_array(a,length,intermin,intermax);</text:p>
      <text:p text:style-name="P31"><text:tab/>show_array(stdout,a,length);</text:p>
      <text:p text:style-name="P31"><text:tab/>do {</text:p>
      <text:p text:style-name="P31"><text:tab/><text:tab/>answer = menu(stdin,stdout,"Виберіть дії:\n1. Сформувати новий массив з додатних парних елементів данного массиву, що розташовані після максимального елемента массиву.\n2. Видалити всі елементи з непарними індексами.\n3. Вихід",3);</text:p>
      <text:p text:style-name="P31"><text:tab/><text:tab/>if (answer == 1) {</text:p>
      <text:p text:style-name="P31"><text:tab/><text:tab/><text:tab/>max=find_max(a,length);</text:p>
      <text:p text:style-name="P31"><text:tab/><text:tab/><text:tab/>printf("Максимальний елемент знаходиться на %i позиції.\n",max);</text:p>
      <text:p text:style-name="P31"><text:tab/><text:tab/><text:tab/>if (max == length) printf("Максимальний елемент знаходиться у кінці масива, тому вихідний масив порожній\n");</text:p>
      <text:p text:style-name="P31"><text:tab/><text:tab/><text:tab/>else {</text:p>
      <text:p text:style-name="P31"><text:tab/><text:tab/><text:tab/><text:tab/>int * b,lengthb;</text:p>
      <text:p text:style-name="P31"><text:tab/><text:tab/><text:tab/><text:tab/>b=task1(a,length,&amp;lengthb,max);</text:p>
      <text:p text:style-name="P31"><text:tab/><text:tab/><text:tab/><text:tab/>show_array(stdout,b,lengthb);</text:p>
      <text:p text:style-name="P31"><text:tab/><text:tab/><text:tab/><text:tab/>delete b;</text:p>
      <text:p text:style-name="P31"><text:tab/><text:tab/><text:tab/>}</text:p>
      <text:p text:style-name="P31"><text:tab/><text:tab/>} else if (answer == 2) {</text:p>
      <text:p text:style-name="P31"><text:tab/><text:tab/><text:tab/>a=task2(a,&amp;length);</text:p>
      <text:p text:style-name="P31"><text:tab/><text:tab/><text:tab/>show_array(stdout,a,length);</text:p>
      <text:p text:style-name="P31"><text:tab/><text:tab/>}</text:p>
      <text:p text:style-name="P31"><text:tab/>} while (answer != 3);</text:p>
      <text:p text:style-name="P31"><text:tab/>delete a;</text:p>
      <text:p text:style-name="P31"><text:tab/>return 0;</text:p>
      <text:p text:style-name="P31">}</text:p>
      <text:list xml:id="list123300646931860" text:continue-numbering="true" text:style-name="L1">
        <text:list-item>
          <text:p text:style-name="P27">Результати роботи програми:</text:p>
        </text:list-item>
      </text:list>
      <text:p text:style-name="P1">Приклад 1:</text:p>
      <text:p text:style-name="Code"/>
      <text:p text:style-name="P32">Введіть довжину масиву:</text:p>
      <text:p text:style-name="P32">20</text:p>
      <text:p text:style-name="P32">Введіть інтервал дозволених значень в масиві:</text:p>
      <text:p text:style-name="P32">-20</text:p>
      <text:p text:style-name="P32">20</text:p>
      <text:p text:style-name="P32">Массив має такі значення:</text:p>
      <text:p text:style-name="P32">8 -19 6 2 15 -3 -4 0 9 9 -13 -19 18 -2 -14 -17 15 -2 20 8 </text:p>
      <text:p text:style-name="P32"><text:soft-page-break/></text:p>
      <text:p text:style-name="P32">Виберіть дії:</text:p>
      <text:p text:style-name="P32">1. Сформувати новий массив з додатних парних елементів данного массиву, що розташовані після максимального елемента массиву.</text:p>
      <text:p text:style-name="P32">2. Видалити всі елементи з непарними індексами.</text:p>
      <text:p text:style-name="P32">3. Вихід</text:p>
      <text:p text:style-name="P32">1</text:p>
      <text:p text:style-name="P32">Максимальний елемент знаходиться на 18 позиції.</text:p>
      <text:p text:style-name="P32">Массив має такі значення:</text:p>
      <text:p text:style-name="P32">8 </text:p>
      <text:p text:style-name="P32"/>
      <text:p text:style-name="P32">Виберіть дії:</text:p>
      <text:p text:style-name="P32">1. Сформувати новий массив з додатних парних елементів данного массиву, що розташовані після максимального елемента массиву.</text:p>
      <text:p text:style-name="P32">2. Видалити всі елементи з непарними індексами.</text:p>
      <text:p text:style-name="P32">3. Вихід</text:p>
      <text:p text:style-name="P32">2</text:p>
      <text:p text:style-name="P32">Массив має такі значення:</text:p>
      <text:p text:style-name="P32">-19 2 -3 0 9 -19 -2 -17 -2 8 </text:p>
      <text:p text:style-name="P32"/>
      <text:p text:style-name="P32">Виберіть дії:</text:p>
      <text:p text:style-name="P32">1. Сформувати новий массив з додатних парних елементів данного массиву, що розташовані після максимального елемента массиву.</text:p>
      <text:p text:style-name="P32">2. Видалити всі елементи з непарними індексами.</text:p>
      <text:p text:style-name="P32">3. Вихід</text:p>
      <text:p text:style-name="P32">2</text:p>
      <text:p text:style-name="P32">Массив має такі значення:</text:p>
      <text:p text:style-name="P32">2 0 -19 -17 8 </text:p>
      <text:p text:style-name="P32"/>
      <text:p text:style-name="P32">Виберіть дії:</text:p>
      <text:p text:style-name="P32">1. Сформувати новий массив з додатних парних елементів данного массиву, що розташовані після максимального елемента массиву.</text:p>
      <text:p text:style-name="P32">2. Видалити всі елементи з непарними індексами.</text:p>
      <text:p text:style-name="P32">3. Вихід</text:p>
      <text:p text:style-name="P32">3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00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3-23T12:32:59.674320544</dc:date>
    <meta:editing-duration>PT13H21M31S</meta:editing-duration>
    <meta:editing-cycles>83</meta:editing-cycles>
    <meta:generator>LibreOffice/5.1.6.2$Linux_x86 LibreOffice_project/10m0$Build-2</meta:generator>
    <meta:document-statistic meta:table-count="0" meta:image-count="0" meta:object-count="0" meta:page-count="7" meta:paragraph-count="246" meta:word-count="1236" meta:character-count="8309" meta:non-whitespace-character-count="7210"/>
  </office:meta>
</office:document-meta>
</file>